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rhaps “Master Plan” is overstating it just a bit. </text:p>
      <text:p text:style-name="Standard"/>
      <text:p text:style-name="Standard">As I see it, there are three main parts to this project:</text:p>
      <text:list xml:id="list7886899211870710511" text:style-name="L1">
        <text:list-item>
          <text:p text:style-name="P1">The book class itself that has to keep all of the information, references to what file the book is in, the method to search the text, etc.</text:p>
        </text:list-item>
        <text:list-item>
          <text:p text:style-name="P1">The library/database structure needed to store/access the files. <text:s/>It will probably be much easier to make a simple Java class to do this than to try to interact with some version of SQL. <text:s/></text:p>
        </text:list-item>
        <text:list-item>
          <text:p text:style-name="P1">The GUI to display everything.</text:p>
        </text:list-item>
      </text:list>
      <text:p text:style-name="Standard"/>
      <text:p text:style-name="Standard">Pick your favorite and update this document by signing up for which one you want to do the UML for. <text:s/></text:p>
      <text:p text:style-name="Standard">Dr. Quweider was saying we should have it done this week, so let's try to get it done by Tuesday night. <text:s/>Upload your UML to the github group when you are done. <text:s/>If you have other ideas about how to organize this, let me know. <text:s/>We are still in the planning stages and can still reorganize things if there is a better way.</text:p>
      <text:p text:style-name="Standard"/>
      <text:list xml:id="list534543661708010268" text:style-name="L4">
        <text:list-item>
          <text:p text:style-name="P2"><text:s/></text:p>
        </text:list-item>
        <text:list-item>
          <text:p text:style-name="P2"><text:s/></text:p>
        </text:list-item>
        <text:list-item>
          <text:p text:style-name="P2"><text:s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Hill</meta:initial-creator>
    <meta:creation-date>2013-10-26T16:21:00.90</meta:creation-date>
    <dc:date>2013-10-26T17:29:46.40</dc:date>
    <dc:creator>Andrew Hill</dc:creator>
    <meta:editing-duration>PT23M34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10" meta:word-count="175" meta:character-count="900"/>
  </office:meta>
</office:document-meta>
</file>